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0d6f" officeooo:paragraph-rsid="000f0d6f"/>
    </style:style>
    <style:style style:name="P2" style:family="paragraph" style:parent-style-name="Standard">
      <style:text-properties officeooo:rsid="0010bf71" officeooo:paragraph-rsid="0010bf71"/>
    </style:style>
    <style:style style:name="P3" style:family="paragraph" style:parent-style-name="Standard">
      <style:text-properties officeooo:rsid="0010bf71" officeooo:paragraph-rsid="0062f0f7"/>
    </style:style>
    <style:style style:name="P4" style:family="paragraph" style:parent-style-name="Standard">
      <style:text-properties officeooo:rsid="0010bf71" officeooo:paragraph-rsid="0064fdce"/>
    </style:style>
    <style:style style:name="P5" style:family="paragraph" style:parent-style-name="Standard">
      <style:text-properties officeooo:rsid="0010bf71" officeooo:paragraph-rsid="00673df0"/>
    </style:style>
    <style:style style:name="P6" style:family="paragraph" style:parent-style-name="Standard">
      <style:text-properties officeooo:rsid="0010bf71" officeooo:paragraph-rsid="0093783d"/>
    </style:style>
    <style:style style:name="P7" style:family="paragraph" style:parent-style-name="Standard">
      <style:text-properties officeooo:rsid="0010bf71" officeooo:paragraph-rsid="00969e7d"/>
    </style:style>
    <style:style style:name="P8" style:family="paragraph" style:parent-style-name="Standard">
      <style:text-properties officeooo:rsid="0010bf71" officeooo:paragraph-rsid="009c6c65"/>
    </style:style>
    <style:style style:name="P9" style:family="paragraph" style:parent-style-name="Standard">
      <style:text-properties officeooo:rsid="0010bf71" officeooo:paragraph-rsid="00a4bfb8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rsid="000f0d6f" officeooo:paragraph-rsid="000f0d6f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4pt" fo:font-weight="bold" officeooo:rsid="0010bf71" officeooo:paragraph-rsid="0010bf71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43a3ec" officeooo:paragraph-rsid="0043a3ec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8b6860" officeooo:paragraph-rsid="008b6860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849cf0" officeooo:paragraph-rsid="008b6860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885754" officeooo:paragraph-rsid="00885754" style:font-size-asian="14pt" style:font-weight-asian="bold" style:font-size-complex="14pt" style:font-weight-complex="bold"/>
    </style:style>
    <style:style style:name="P16" style:family="paragraph" style:parent-style-name="Standard">
      <style:text-properties officeooo:rsid="0043a3ec" officeooo:paragraph-rsid="0043a3ec"/>
    </style:style>
    <style:style style:name="P17" style:family="paragraph" style:parent-style-name="Standard">
      <style:text-properties officeooo:rsid="0043a3ec" officeooo:paragraph-rsid="0062f0f7"/>
    </style:style>
    <style:style style:name="P18" style:family="paragraph" style:parent-style-name="Standard">
      <style:text-properties officeooo:rsid="0043a3ec" officeooo:paragraph-rsid="0064fdce"/>
    </style:style>
    <style:style style:name="P19" style:family="paragraph" style:parent-style-name="Standard">
      <style:text-properties officeooo:rsid="0043a3ec" officeooo:paragraph-rsid="00673df0"/>
    </style:style>
    <style:style style:name="P20" style:family="paragraph" style:parent-style-name="Standard">
      <style:text-properties officeooo:rsid="0043a3ec" officeooo:paragraph-rsid="0069aa14"/>
    </style:style>
    <style:style style:name="P21" style:family="paragraph" style:parent-style-name="Standard">
      <style:text-properties officeooo:rsid="00849cf0" officeooo:paragraph-rsid="00849cf0"/>
    </style:style>
    <style:style style:name="P22" style:family="paragraph" style:parent-style-name="Standard">
      <style:text-properties officeooo:rsid="00849cf0" officeooo:paragraph-rsid="008b6860"/>
    </style:style>
    <style:style style:name="P23" style:family="paragraph" style:parent-style-name="Standard">
      <style:text-properties officeooo:rsid="00885754" officeooo:paragraph-rsid="00885754"/>
    </style:style>
    <style:style style:name="P24" style:family="paragraph" style:parent-style-name="Standard">
      <style:text-properties officeooo:rsid="008b6860" officeooo:paragraph-rsid="008b6860"/>
    </style:style>
    <style:style style:name="P25" style:family="paragraph" style:parent-style-name="Standard">
      <style:text-properties fo:font-size="14pt" fo:font-weight="bold" officeooo:rsid="001c1b5a" officeooo:paragraph-rsid="0093783d" style:font-size-asian="14pt" style:font-weight-asian="bold" style:font-size-complex="14pt" style:font-weight-complex="bold"/>
    </style:style>
    <style:style style:name="P26" style:family="paragraph" style:parent-style-name="Standard">
      <style:text-properties fo:font-size="14pt" fo:font-weight="bold" officeooo:rsid="006057b6" officeooo:paragraph-rsid="00969e7d" style:font-size-asian="14pt" style:font-weight-asian="bold" style:font-size-complex="14pt" style:font-weight-complex="bold"/>
    </style:style>
    <style:style style:name="P27" style:family="paragraph" style:parent-style-name="Standard">
      <style:text-properties fo:font-size="14pt" fo:font-weight="bold" officeooo:rsid="009c6c65" officeooo:paragraph-rsid="009c6c65" style:font-size-asian="14pt" style:font-weight-asian="bold" style:font-size-complex="14pt" style:font-weight-complex="bold"/>
    </style:style>
    <style:style style:name="P28" style:family="paragraph" style:parent-style-name="Standard">
      <style:text-properties fo:font-size="14pt" fo:font-weight="bold" officeooo:rsid="006172b1" officeooo:paragraph-rsid="00a4bfb8" style:font-size-asian="14pt" style:font-weight-asian="bold" style:font-size-complex="14pt" style:font-weight-complex="bold"/>
    </style:style>
    <style:style style:name="P29" style:family="paragraph" style:parent-style-name="Standard">
      <style:text-properties fo:font-size="14pt" fo:font-weight="bold" officeooo:rsid="002ae696" officeooo:paragraph-rsid="00a4bfb8" style:font-size-asian="14pt" style:font-weight-asian="bold" style:font-size-complex="14pt" style:font-weight-complex="bold"/>
    </style:style>
    <style:style style:name="P30" style:family="paragraph" style:parent-style-name="Standard">
      <style:text-properties officeooo:rsid="0010bf71" officeooo:paragraph-rsid="00a4bfb8"/>
    </style:style>
    <style:style style:name="P31" style:family="paragraph" style:parent-style-name="Standard">
      <style:text-properties officeooo:rsid="00bd5d97" officeooo:paragraph-rsid="00a4bfb8"/>
    </style:style>
    <style:style style:name="P32" style:family="paragraph" style:parent-style-name="Standard">
      <style:text-properties officeooo:rsid="00bd5d97" officeooo:paragraph-rsid="00bd5d97"/>
    </style:style>
    <style:style style:name="P33" style:family="paragraph" style:parent-style-name="Standard">
      <style:text-properties officeooo:rsid="00885754" officeooo:paragraph-rsid="00885754"/>
    </style:style>
    <style:style style:name="P34" style:family="paragraph" style:parent-style-name="Standard">
      <style:text-properties officeooo:rsid="00885754" officeooo:paragraph-rsid="00c4b6e1"/>
    </style:style>
    <style:style style:name="T1" style:family="text">
      <style:text-properties officeooo:rsid="0010bf71"/>
    </style:style>
    <style:style style:name="T2" style:family="text">
      <style:text-properties officeooo:rsid="001837f3"/>
    </style:style>
    <style:style style:name="T3" style:family="text">
      <style:text-properties officeooo:rsid="0019843c"/>
    </style:style>
    <style:style style:name="T4" style:family="text">
      <style:text-properties officeooo:rsid="001c1b5a"/>
    </style:style>
    <style:style style:name="T5" style:family="text">
      <style:text-properties officeooo:rsid="0023e2df"/>
    </style:style>
    <style:style style:name="T6" style:family="text">
      <style:text-properties officeooo:rsid="002ae696"/>
    </style:style>
    <style:style style:name="T7" style:family="text">
      <style:text-properties officeooo:rsid="002ee1a6"/>
    </style:style>
    <style:style style:name="T8" style:family="text">
      <style:text-properties officeooo:rsid="0034dac1"/>
    </style:style>
    <style:style style:name="T9" style:family="text">
      <style:text-properties officeooo:rsid="00374a09"/>
    </style:style>
    <style:style style:name="T10" style:family="text">
      <style:text-properties officeooo:rsid="00456529"/>
    </style:style>
    <style:style style:name="T11" style:family="text">
      <style:text-properties officeooo:rsid="00475f6c"/>
    </style:style>
    <style:style style:name="T12" style:family="text">
      <style:text-properties officeooo:rsid="004f7b67"/>
    </style:style>
    <style:style style:name="T13" style:family="text">
      <style:text-properties officeooo:rsid="005b004b"/>
    </style:style>
    <style:style style:name="T14" style:family="text">
      <style:text-properties officeooo:rsid="006057b6"/>
    </style:style>
    <style:style style:name="T15" style:family="text">
      <style:text-properties officeooo:rsid="006172b1"/>
    </style:style>
    <style:style style:name="T16" style:family="text">
      <style:text-properties officeooo:rsid="008c25b4"/>
    </style:style>
    <style:style style:name="T17" style:family="text">
      <style:text-properties officeooo:rsid="0093783d"/>
    </style:style>
    <style:style style:name="T18" style:family="text">
      <style:text-properties officeooo:rsid="00964829"/>
    </style:style>
    <style:style style:name="T19" style:family="text">
      <style:text-properties officeooo:rsid="009da452"/>
    </style:style>
    <style:style style:name="T20" style:family="text">
      <style:text-properties officeooo:rsid="00a30f9d"/>
    </style:style>
    <style:style style:name="T21" style:family="text">
      <style:text-properties officeooo:rsid="00a4bfb8"/>
    </style:style>
    <style:style style:name="T22" style:family="text">
      <style:text-properties officeooo:rsid="00a840aa"/>
    </style:style>
    <style:style style:name="T23" style:family="text">
      <style:text-properties officeooo:rsid="00aa7bae"/>
    </style:style>
    <style:style style:name="T24" style:family="text">
      <style:text-properties officeooo:rsid="00abeddf"/>
    </style:style>
    <style:style style:name="T25" style:family="text">
      <style:text-properties officeooo:rsid="00af61f6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font-size="14pt" fo:font-weight="bold" style:font-size-asian="14pt" style:font-weight-asian="bold" style:font-size-complex="14pt" style:font-weight-complex="bold"/>
    </style:style>
    <style:style style:name="T28" style:family="text">
      <style:text-properties fo:font-size="14pt" fo:font-weight="bold" officeooo:rsid="006172b1" style:font-size-asian="14pt" style:font-weight-asian="bold" style:font-size-complex="14pt" style:font-weight-complex="bold"/>
    </style:style>
    <style:style style:name="T29" style:family="text">
      <style:text-properties fo:font-size="14pt" fo:font-weight="bold" officeooo:rsid="00b33b6c" style:font-size-asian="14pt" style:font-weight-asian="bold" style:font-size-complex="14pt" style:font-weight-complex="bold"/>
    </style:style>
    <style:style style:name="T30" style:family="text">
      <style:text-properties officeooo:rsid="00bea675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aa7bae" style:font-weight-asian="bold" style:font-weight-complex="bold"/>
    </style:style>
    <style:style style:name="T33" style:family="text">
      <style:text-properties officeooo:rsid="00c0395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0">WALLET INFINITI</text:p>
      <text:p text:style-name="P1"/>
      <text:p text:style-name="P11">Modules : </text:p>
      <text:p text:style-name="P2"/>
      <text:p text:style-name="P2"><text:tab/><text:tab/><text:span text:style-name="T2">Login</text:span></text:p>
      <text:p text:style-name="P2"><text:tab/><text:tab/><text:span text:style-name="T4">Forgot Password</text:span></text:p>
      <text:p text:style-name="P2"><text:tab/><text:tab/><text:span text:style-name="T3">Registration</text:span></text:p>
      <text:p text:style-name="P2"/>
      <text:p text:style-name="P2"><text:tab/><text:tab/><text:span text:style-name="T14">My Profile</text:span></text:p>
      <text:p text:style-name="P2"><text:tab/><text:tab/><text:span text:style-name="T6">Update Profile</text:span></text:p>
      <text:p text:style-name="P2"><text:tab/><text:tab/><text:span text:style-name="T15">Change Email</text:span></text:p>
      <text:p text:style-name="P2"><text:tab/><text:tab/><text:span text:style-name="T15">Change Mobile Number</text:span></text:p>
      <text:p text:style-name="P2"><text:tab/><text:tab/><text:span text:style-name="T6">Change Password</text:span></text:p>
      <text:p text:style-name="P2"><text:tab/><text:tab/><text:span text:style-name="T7">My Transactions</text:span></text:p>
      <text:p text:style-name="P2"><text:tab/><text:tab/><text:span text:style-name="T8">Credit History</text:span></text:p>
      <text:p text:style-name="P2"><text:tab/><text:tab/><text:span text:style-name="T8">Debit History</text:span></text:p>
      <text:p text:style-name="P2"><text:tab/><text:tab/><text:span text:style-name="T8">Refund History</text:span></text:p>
      <text:p text:style-name="P2"><text:tab/><text:tab/><text:span text:style-name="T12">View Wallet</text:span></text:p>
      <text:p text:style-name="P2"><text:tab/><text:tab/><text:span text:style-name="T9">Add Money</text:span></text:p>
      <text:p text:style-name="P2"><text:tab/><text:tab/><text:span text:style-name="T9">Send Money</text:span></text:p>
      <text:p text:style-name="P2"><text:tab/><text:tab/><text:span text:style-name="T9">Request Money</text:span></text:p>
      <text:p text:style-name="P2"><text:tab/><text:tab/><text:span text:style-name="T5">Dashboard</text:span></text:p>
      <text:p text:style-name="P2"/>
      <text:p text:style-name="P12">Menu :</text:p>
      <text:p text:style-name="P16"/>
      <text:p text:style-name="P16"><text:tab/><text:tab/><text:span text:style-name="T14">My Profile</text:span></text:p>
      <text:p text:style-name="P16"><text:tab/><text:tab/><text:span text:style-name="T11">Manage Account</text:span></text:p>
      <text:p text:style-name="P16"><text:tab/><text:tab/><text:tab/><text:span text:style-name="T14">Update Profile</text:span></text:p>
      <text:p text:style-name="P17"><text:tab/><text:tab/><text:tab/><text:span text:style-name="T15">Change Email</text:span></text:p>
      <text:p text:style-name="P3"><text:tab/><text:tab/><text:tab/><text:span text:style-name="T15">Change Mobile Number</text:span></text:p>
      <text:p text:style-name="P3"><text:tab/><text:tab/><text:tab/><text:span text:style-name="T6">Change Password</text:span></text:p>
      <text:p text:style-name="P16"><text:tab/><text:tab/><text:span text:style-name="T10">My Wallet</text:span></text:p>
      <text:p text:style-name="P18"><text:tab/><text:tab/><text:tab/><text:span text:style-name="T12">View Wallet</text:span></text:p>
      <text:p text:style-name="P4"><text:tab/><text:tab/><text:tab/><text:span text:style-name="T9">Add Money</text:span></text:p>
      <text:p text:style-name="P4"><text:tab/><text:tab/><text:tab/><text:span text:style-name="T9">Send Money</text:span></text:p>
      <text:p text:style-name="P4"><text:tab/><text:tab/><text:tab/><text:span text:style-name="T9">Request Money</text:span></text:p>
      <text:p text:style-name="P16"><text:tab/><text:tab/><text:span text:style-name="T13">Transaction Reports</text:span></text:p>
      <text:p text:style-name="P20"><text:tab/><text:tab/><text:tab/><text:span text:style-name="T7">My Transactions</text:span></text:p>
      <text:p text:style-name="P19"><text:tab/><text:tab/><text:tab/><text:span text:style-name="T8">Credit History</text:span></text:p>
      <text:p text:style-name="P5"><text:tab/><text:tab/><text:tab/><text:span text:style-name="T8">Debit History</text:span></text:p>
      <text:p text:style-name="P19"><text:span text:style-name="T1"><text:tab/><text:tab/><text:tab/>Refund History</text:span><text:tab/><text:tab/></text:p>
      <text:p text:style-name="P2"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3">Login Page <text:span text:style-name="T17">Elements </text:span>: </text:p>
      <text:p text:style-name="P24"/>
      <text:p text:style-name="P24"><text:tab/><text:tab/>Email ID</text:p>
      <text:p text:style-name="P24"><text:tab/><text:tab/>Password</text:p>
      <text:p text:style-name="P24"><text:tab/><text:tab/>Submit</text:p>
      <text:p text:style-name="P24"><text:tab/><text:tab/>Forgot Password</text:p>
      <text:p text:style-name="P24"><text:tab/><text:tab/>Registration</text:p>
      <text:p text:style-name="P22"/>
      <text:p text:style-name="P25">Forgot Password Page Elements : </text:p>
      <text:p text:style-name="P6"/>
      <text:p text:style-name="P6"><text:tab/><text:tab/><text:span text:style-name="T18">Email ID</text:span></text:p>
      <text:p text:style-name="P6"><text:tab/><text:tab/><text:span text:style-name="T18">Submit</text:span></text:p>
      <text:p text:style-name="P6"/>
      <text:p text:style-name="P14"><text:span text:style-name="T3">Registration</text:span> Page Elements : </text:p>
      <text:p text:style-name="P21"/>
      <text:p text:style-name="P21"><text:tab/><text:tab/>*First Name</text:p>
      <text:p text:style-name="P21"><text:tab/><text:tab/>*Last Name</text:p>
      <text:p text:style-name="P21"><text:tab/><text:tab/>*E-Mail</text:p>
      <text:p text:style-name="P21"><text:tab/><text:tab/>*Mobile Number</text:p>
      <text:p text:style-name="P21"><text:tab/><text:tab/>*Gender</text:p>
      <text:p text:style-name="P21"><text:tab/><text:tab/>*Identity Proof</text:p>
      <text:p text:style-name="P21"><text:tab/><text:tab/><text:tab/>Adhar Card</text:p>
      <text:p text:style-name="P21"><text:tab/><text:tab/><text:tab/>PAN Card</text:p>
      <text:p text:style-name="P21"><text:tab/><text:tab/><text:tab/>Driving License</text:p>
      <text:p text:style-name="P21"><text:tab/><text:tab/>*Identity Proof Number</text:p>
      <text:p text:style-name="P21"><text:tab/><text:tab/><text:span text:style-name="T16">Submit</text:span></text:p>
      <text:p text:style-name="P21"/>
      <text:p text:style-name="P26">My Profile Page Elements : </text:p>
      <text:p text:style-name="P7"/>
      <text:p text:style-name="P7"><text:tab/><text:tab/>Name</text:p>
      <text:p text:style-name="P7"><text:tab/><text:tab/>Gender</text:p>
      <text:p text:style-name="P7"><text:tab/><text:tab/>Male</text:p>
      <text:p text:style-name="P7"><text:tab/><text:tab/>Date of Birth</text:p>
      <text:p text:style-name="P7"><text:tab/><text:tab/>Mobile Number</text:p>
      <text:p text:style-name="P7"><text:tab/><text:tab/>Address</text:p>
      <text:p text:style-name="P7"><text:tab/><text:tab/>City</text:p>
      <text:p text:style-name="P7"><text:tab/><text:tab/>State</text:p>
      <text:p text:style-name="P7"><text:tab/><text:tab/>Pin Code</text:p>
      <text:p text:style-name="P7"><text:tab/><text:tab/>ID Proof Type</text:p>
      <text:p text:style-name="P7"><text:tab/><text:tab/>ID Proof Number</text:p>
      <text:p text:style-name="P7"/>
      <text:p text:style-name="P27">Update Profile Page Elements : </text:p>
      <text:p text:style-name="P8"/>
      <text:p text:style-name="P8"><text:tab/><text:tab/>Name</text:p>
      <text:p text:style-name="P8"><text:tab/><text:tab/>Gender</text:p>
      <text:p text:style-name="P8"><text:tab/><text:tab/>Male</text:p>
      <text:p text:style-name="P8"><text:tab/><text:tab/>Date of Birth</text:p>
      <text:p text:style-name="P8"><text:tab/><text:tab/>Mobile Number</text:p>
      <text:p text:style-name="P8"><text:tab/><text:tab/>Address</text:p>
      <text:p text:style-name="P8"><text:tab/><text:tab/>City</text:p>
      <text:p text:style-name="P8"><text:soft-page-break/><text:tab/><text:tab/>State</text:p>
      <text:p text:style-name="P8"><text:tab/><text:tab/>Pin Code</text:p>
      <text:p text:style-name="P8"><text:tab/><text:tab/>ID Proof Type</text:p>
      <text:p text:style-name="P8"><text:tab/><text:tab/>ID Proof Number</text:p>
      <text:p text:style-name="P8"><text:tab/><text:tab/><text:span text:style-name="T19">Submit</text:span></text:p>
      <text:p text:style-name="P8"/>
      <text:p text:style-name="P9"><text:span text:style-name="T29">C</text:span><text:span text:style-name="T28">hange Email Page Elements :</text:span></text:p>
      <text:p text:style-name="P9"/>
      <text:p text:style-name="P9"><text:tab/><text:tab/><text:span text:style-name="T21">Change Email ID</text:span></text:p>
      <text:p text:style-name="P9"><text:tab/><text:tab/><text:span text:style-name="T21">Submit</text:span></text:p>
      <text:p text:style-name="P9"/>
      <text:p text:style-name="P28">Change Mobile Number Page Elemenets :</text:p>
      <text:p text:style-name="P9"/>
      <text:p text:style-name="P9"><text:tab/><text:tab/><text:span text:style-name="T22">Change Mobile Number</text:span></text:p>
      <text:p text:style-name="P9"><text:tab/><text:tab/><text:span text:style-name="T22">Submit</text:span></text:p>
      <text:p text:style-name="P9"/>
      <text:p text:style-name="P29">Change Password Page Elements :</text:p>
      <text:p text:style-name="P9"/>
      <text:p text:style-name="P9"><text:tab/><text:tab/><text:span text:style-name="T24">Login Password</text:span></text:p>
      <text:p text:style-name="P9"><text:tab/><text:tab/><text:span text:style-name="T24">Transaction Password</text:span></text:p>
      <text:p text:style-name="P9"><text:tab/><text:tab/><text:span text:style-name="T25">Submit</text:span></text:p>
      <text:p text:style-name="P31"/>
      <text:p text:style-name="P32"><text:span text:style-name="T27">After Email Verification Page Elements :</text:span> <text:span text:style-name="T30">On Pop-up</text:span> <text:tab/></text:p>
      <text:p text:style-name="P32"/>
      <text:p text:style-name="P32"><text:tab/><text:tab/>Login Password</text:p>
      <text:p text:style-name="P32"><text:tab/><text:tab/>Confirm Login Password</text:p>
      <text:p text:style-name="P32"><text:tab/><text:tab/>Transaction Password</text:p>
      <text:p text:style-name="P32"><text:tab/><text:tab/>Confirm Transaction Password</text:p>
      <text:p text:style-name="P32"><text:tab/><text:tab/>Submit</text:p>
      <text:p text:style-name="P7"/>
      <text:p text:style-name="P15">Mailer Page<text:span text:style-name="T20">s </text:span>:</text:p>
      <text:p text:style-name="P23"/>
      <text:p text:style-name="P23"><text:tab/><text:tab/><text:span text:style-name="T31">Signup Verification Mail</text:span></text:p>
      <text:p text:style-name="P23"><text:tab/><text:tab/><text:tab/></text:p>
      <text:p text:style-name="P23"><text:tab/><text:tab/><text:tab/><text:tab/><text:span text:style-name="T33">Header &amp; Footer</text:span></text:p>
      <text:p text:style-name="P23"><text:tab/><text:tab/><text:tab/><text:tab/><text:span text:style-name="T33">Mail Subject</text:span></text:p>
      <text:p text:style-name="P23"><text:tab/><text:tab/><text:tab/><text:tab/><text:span text:style-name="T33">Mail Content</text:span></text:p>
      <text:p text:style-name="P23"><text:tab/><text:tab/><text:tab/><text:tab/><text:span text:style-name="T33">Verification Link</text:span></text:p>
      <text:p text:style-name="P23"/>
      <text:p text:style-name="P23"><text:tab/><text:tab/><text:span text:style-name="T32">Change Email ID Mail</text:span></text:p>
      <text:p text:style-name="P23"><text:tab/></text:p>
      <text:p text:style-name="P34"><text:tab/><text:tab/><text:tab/><text:tab/><text:span text:style-name="T33">Header &amp; Footer</text:span></text:p>
      <text:p text:style-name="P34"><text:tab/><text:tab/><text:tab/><text:tab/><text:span text:style-name="T33">Mail Subject</text:span></text:p>
      <text:p text:style-name="P34"><text:tab/><text:tab/><text:tab/><text:tab/><text:span text:style-name="T33">Mail Content</text:span></text:p>
      <text:p text:style-name="P34"><text:tab/><text:tab/><text:tab/><text:tab/><text:span text:style-name="T33">Verification Link</text:span></text:p>
      <text:p text:style-name="P23"/>
      <text:p text:style-name="P23"><text:tab/><text:tab/><text:span text:style-name="T32">Change Mobile Number Mail</text:span></text:p>
      <text:p text:style-name="P23"/>
      <text:p text:style-name="P34"><text:tab/><text:tab/><text:tab/><text:tab/><text:span text:style-name="T33">Header &amp; Footer</text:span></text:p>
      <text:p text:style-name="P34"><text:tab/><text:tab/><text:tab/><text:tab/><text:span text:style-name="T33">Mail Subject</text:span></text:p>
      <text:p text:style-name="P34"><text:tab/><text:tab/><text:tab/><text:tab/><text:span text:style-name="T33">Mail Content</text:span></text:p>
      <text:p text:style-name="P34"><text:soft-page-break/><text:tab/><text:tab/><text:tab/><text:tab/><text:span text:style-name="T33">Verification Link</text:span></text:p>
      <text:p text:style-name="P23"><text:tab/><text:tab/>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12:17:22.813872311</meta:creation-date>
    <meta:generator>LibreOffice/6.0.7.3$Linux_X86_64 LibreOffice_project/00m0$Build-3</meta:generator>
    <dc:date>2019-08-26T14:01:07.675750019</dc:date>
    <meta:editing-duration>PT1H11M58S</meta:editing-duration>
    <meta:editing-cycles>62</meta:editing-cycles>
    <meta:document-statistic meta:table-count="0" meta:image-count="0" meta:object-count="0" meta:page-count="4" meta:paragraph-count="119" meta:word-count="252" meta:character-count="1801" meta:non-whitespace-character-count="1403"/>
  </office:meta>
</office:document-meta>
</file>